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029596"/>
    </style:style>
    <style:style style:name="P2" style:family="paragraph" style:parent-style-name="Standard">
      <style:text-properties officeooo:rsid="00029596" officeooo:paragraph-rsid="00029596"/>
    </style:style>
    <style:style style:name="T1" style:family="text">
      <style:text-properties officeooo:rsid="00029596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ohn Harrington, Sam Clements, Ethan Roth*</text:p>
      <text:p text:style-name="Standard">Colaborative Learning Collective </text:p>
      <text:p text:style-name="Standard"/>
      <text:p text:style-name="Standard">The initial task is to debug an issue where only the first 4-5 survey responses are collected by the survey application. <text:s/>The survey is written using the react.js framework, and one of the collaborators believes the bug is located within a particular file (ClientApp/src/components/createSurveyAddSurvey.js). Our team has reviewed this final with no significant findings observed.</text:p>
      <text:p text:style-name="Standard"/>
      <text:p text:style-name="Standard"><text:span text:style-name="T2">What would be helpful:</text:span> </text:p>
      <text:p text:style-name="Standard">1) How to perform code review</text:p>
      <text:p text:style-name="Standard"/>
      <text:p text:style-name="P1">2) General debugging tips: where to start, how to identify most likely causes, debugging <text:span text:style-name="T1">more efficiently</text:span></text:p>
      <text:p text:style-name="P1"><text:s/></text:p>
      <text:p text:style-name="Standard">3) <text:span text:style-name="T1">Debugging specific to react.js (or JavaScript more generally) <text:s/></text:span></text:p>
      <text:p text:style-name="Standard"/>
      <text:p text:style-name="P2">Much of the time spent in the coming weeks will be used to determine if we can identify and fix the bug. <text:s/>If this is not possible, our focus will shift to beginning a new implementation of this projec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8:04:50.358131183</meta:creation-date>
    <dc:date>2022-02-02T18:10:32.112525546</dc:date>
    <meta:editing-duration>PT5M43S</meta:editing-duration>
    <meta:editing-cycles>1</meta:editing-cycles>
    <meta:generator>LibreOffice/7.1.8.1$Linux_X86_64 LibreOffice_project/10$Build-1</meta:generator>
    <meta:document-statistic meta:table-count="0" meta:image-count="0" meta:object-count="0" meta:page-count="1" meta:paragraph-count="9" meta:word-count="138" meta:character-count="882" meta:non-whitespace-character-count="744"/>
  </office:meta>
</office:document-meta>
</file>